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8cd6" officeooo:paragraph-rsid="00158cd6"/>
    </style:style>
    <style:style style:name="P2" style:family="paragraph" style:parent-style-name="Standard">
      <style:text-properties officeooo:paragraph-rsid="00158cd6"/>
    </style:style>
    <style:style style:name="P3" style:family="paragraph" style:parent-style-name="Standard">
      <style:text-properties officeooo:rsid="00169e0d" officeooo:paragraph-rsid="00169e0d"/>
    </style:style>
    <style:style style:name="P4" style:family="paragraph" style:parent-style-name="Standard">
      <style:text-properties officeooo:paragraph-rsid="00169e0d"/>
    </style:style>
    <style:style style:name="P5" style:family="paragraph" style:parent-style-name="Standard">
      <style:text-properties fo:font-weight="bold" officeooo:rsid="0019983c" officeooo:paragraph-rsid="0019983c" style:font-weight-asian="bold" style:font-weight-complex="bold"/>
    </style:style>
    <style:style style:name="P6" style:family="paragraph" style:parent-style-name="Standard">
      <style:text-properties fo:font-weight="bold" officeooo:rsid="001d3d70" officeooo:paragraph-rsid="001d3d70" style:font-weight-asian="bold" style:font-weight-complex="bold"/>
    </style:style>
    <style:style style:name="P7"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193d96" officeooo:paragraph-rsid="001732aa" style:text-blinking="false" fo:background-color="transparent" style:font-weight-asian="normal" style:font-weight-complex="normal"/>
    </style:style>
    <style:style style:name="P8"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1d3d70" officeooo:paragraph-rsid="001d3d70" style:text-blinking="false" fo:background-color="transparent" style:font-weight-asian="normal" style:font-weight-complex="normal"/>
    </style:style>
    <style:style style:name="P9"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1baee9" officeooo:paragraph-rsid="0019983c" style:text-blinking="false" fo:background-color="transparent" style:font-weight-asian="normal" style:font-weight-complex="normal"/>
    </style:style>
    <style:style style:name="P10"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25fd0" officeooo:paragraph-rsid="001f5623" style:text-blinking="false" fo:background-color="transparent" style:font-weight-asian="normal" style:font-weight-complex="normal"/>
    </style:style>
    <style:style style:name="P1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76381" officeooo:paragraph-rsid="00276381" style:text-blinking="false" fo:background-color="transparent" style:font-weight-asian="normal" style:font-weight-complex="normal"/>
    </style:style>
    <style:style style:name="P1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8a70f" officeooo:paragraph-rsid="00276381" style:text-blinking="false" fo:background-color="transparent" style:font-weight-asian="normal" style:font-weight-complex="normal"/>
    </style:style>
    <style:style style:name="P1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8b746" officeooo:paragraph-rsid="00276381" style:text-blinking="false" fo:background-color="transparent" style:font-weight-asian="normal" style:font-weight-complex="normal"/>
    </style:style>
    <style:style style:name="P1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e9f79" officeooo:paragraph-rsid="002e9f79" style:text-blinking="false" fo:background-color="transparent" style:font-weight-asian="normal" style:font-weight-complex="normal"/>
    </style:style>
    <style:style style:name="P1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03e5c" officeooo:paragraph-rsid="00303e5c" style:text-blinking="false" fo:background-color="transparent" style:font-weight-asian="normal" style:font-weight-complex="normal"/>
    </style:style>
    <style:style style:name="P1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2ba1d" officeooo:paragraph-rsid="0032ba1d" style:text-blinking="false" fo:background-color="transparent" style:font-weight-asian="normal" style:font-weight-complex="normal"/>
    </style:style>
    <style:style style:name="P17"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1732aa" officeooo:paragraph-rsid="00169e0d" style:text-blinking="false" fo:background-color="transparent"/>
    </style:style>
    <style:style style:name="P18"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1f5623" officeooo:paragraph-rsid="002417d4" style:text-blinking="false" fo:background-color="transparent" style:font-weight-asian="bold" style:font-weight-complex="bold"/>
    </style:style>
    <style:style style:name="P19"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1f5623" officeooo:paragraph-rsid="001f5623" style:text-blinking="false" fo:background-color="transparent" style:font-weight-asian="bold" style:font-weight-complex="bold"/>
    </style:style>
    <style:style style:name="P20"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276381" officeooo:paragraph-rsid="00276381" style:text-blinking="false" fo:background-color="transparent" style:font-weight-asian="bold" style:font-weight-complex="bold"/>
    </style:style>
    <style:style style:name="P2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334f82" officeooo:paragraph-rsid="00334f82" style:text-blinking="false" fo:background-color="transparent" style:font-weight-asian="bold" style:font-weight-complex="bold"/>
    </style:style>
    <style:style style:name="P22" style:family="paragraph" style:parent-style-name="Standard">
      <style:paragraph-properties fo:break-before="page"/>
      <style:text-properties fo:font-variant="normal" fo:text-transform="none" fo:color="#000000" style:text-line-through-style="none" style:text-line-through-type="none" style:font-name="Arial" fo:font-size="11pt" fo:font-style="normal" style:text-underline-style="none" fo:font-weight="bold" officeooo:rsid="00276381" officeooo:paragraph-rsid="00276381" style:text-blinking="false" fo:background-color="transparent" style:font-weight-asian="bold" style:font-weight-complex="bold"/>
    </style:style>
    <style:style style:name="P23" style:family="paragraph" style:parent-style-name="Standard" style:list-style-name="L1">
      <style:text-properties officeooo:rsid="00169e0d" officeooo:paragraph-rsid="00169e0d"/>
    </style:style>
    <style:style style:name="P24" style:family="paragraph" style:parent-style-name="Standard" style:list-style-name="L2">
      <style:text-properties fo:font-weight="bold" officeooo:rsid="001732aa" officeooo:paragraph-rsid="001732aa" style:font-weight-asian="bold" style:font-weight-complex="bold"/>
    </style:style>
    <style:style style:name="P25" style:family="paragraph" style:parent-style-name="Standard" style:list-style-name="L2">
      <style:text-properties fo:font-weight="bold" officeooo:rsid="0017e0fa" officeooo:paragraph-rsid="0017e0fa" style:font-weight-asian="bold" style:font-weight-complex="bold"/>
    </style:style>
    <style:style style:name="P26" style:family="paragraph" style:parent-style-name="Standard" style:list-style-name="L2">
      <style:text-properties fo:font-weight="bold" officeooo:rsid="001d3d70" officeooo:paragraph-rsid="001d3d70" style:font-weight-asian="bold" style:font-weight-complex="bold"/>
    </style:style>
    <style:style style:name="P27" style:family="paragraph" style:parent-style-name="Standard" style:list-style-name="L3">
      <style:text-properties fo:font-variant="normal" fo:text-transform="none" fo:color="#000000" style:text-line-through-style="none" style:text-line-through-type="none" style:font-name="Arial" fo:font-size="11pt" fo:font-style="normal" style:text-underline-style="none" fo:font-weight="bold" officeooo:rsid="0019983c" officeooo:paragraph-rsid="0019983c" style:text-blinking="false" fo:background-color="transparent" style:font-weight-asian="bold" style:font-weight-complex="bold"/>
    </style:style>
    <style:style style:name="P28"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334f82" officeooo:paragraph-rsid="00334f82" style:text-blinking="false" fo:background-color="transparent" style:font-weight-asian="bold" style:font-weight-complex="bold"/>
    </style:style>
    <style:style style:name="P29"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303e5c" officeooo:paragraph-rsid="00303e5c" style:text-blinking="false" fo:background-color="transparent" style:font-weight-asian="bold" style:font-weight-complex="bold"/>
    </style:style>
    <style:style style:name="P30"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2e9f79" officeooo:paragraph-rsid="002e9f79" style:text-blinking="false" fo:background-color="transparent" style:font-weight-asian="bold" style:font-weight-complex="bold"/>
    </style:style>
    <style:style style:name="P3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1f5623" officeooo:paragraph-rsid="003758ba" style:text-blinking="false" fo:background-color="transparent" style:font-weight-asian="bold" style:font-weight-complex="bold"/>
    </style:style>
    <style:style style:name="P3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50583" officeooo:paragraph-rsid="002417d4" style:text-blinking="false" fo:background-color="transparent" style:font-weight-asian="normal" style:font-weight-complex="normal"/>
    </style:style>
    <style:style style:name="P33" style:family="paragraph" style:parent-style-name="Standard" style:list-style-name="L4">
      <style:text-properties fo:font-variant="normal" fo:text-transform="none" fo:color="#000000" style:text-line-through-style="none" style:text-line-through-type="none" style:font-name="Arial" fo:font-size="11pt" fo:font-style="normal" style:text-underline-style="none" fo:font-weight="normal" officeooo:rsid="0032ba1d" officeooo:paragraph-rsid="0032ba1d" style:text-blinking="false" fo:background-color="transparent" style:font-weight-asian="normal" style:font-weight-complex="normal"/>
    </style:style>
    <style:style style:name="P3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1baee9" officeooo:paragraph-rsid="001f5623" style:text-blinking="false" fo:background-color="transparent" style:font-weight-asian="normal" style:font-weight-complex="normal"/>
    </style:style>
    <style:style style:name="P3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8a70f" officeooo:paragraph-rsid="00276381" style:text-blinking="false" fo:background-color="transparent" style:font-weight-asian="normal" style:font-weight-complex="normal"/>
    </style:style>
    <style:style style:name="P3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25fd0" officeooo:paragraph-rsid="0022534c" style:text-blinking="false" fo:background-color="transparent" style:font-weight-asian="normal" style:font-weight-complex="normal"/>
    </style:style>
    <style:style style:name="P37"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3758ba" officeooo:paragraph-rsid="003758ba" style:text-blinking="false" fo:background-color="transparent" style:font-weight-asian="normal" style:font-weight-complex="normal"/>
    </style:style>
    <style:style style:name="P38" style:family="paragraph" style:parent-style-name="Standard">
      <style:paragraph-properties fo:break-before="page"/>
      <style:text-properties fo:font-variant="normal" fo:text-transform="none" fo:color="#000000" style:text-line-through-style="none" style:text-line-through-type="none" style:font-name="Arial" fo:font-size="11pt" fo:font-style="normal" style:text-underline-style="none" fo:font-weight="bold" officeooo:rsid="00303e5c" officeooo:paragraph-rsid="00303e5c" style:text-blinking="false" fo:background-color="transparent" style:font-weight-asian="bold" style:font-weight-complex="bold"/>
    </style:style>
    <style:style style:name="P39" style:family="paragraph" style:parent-style-name="Standard">
      <style:paragraph-properties fo:break-before="page"/>
      <style:text-properties fo:font-variant="normal" fo:text-transform="none" fo:color="#000000" style:text-line-through-style="none" style:text-line-through-type="none" style:font-name="Arial" fo:font-size="11pt" fo:font-style="normal" style:text-underline-style="none" fo:font-weight="bold" officeooo:rsid="00355523" officeooo:paragraph-rsid="00355523" style:text-blinking="false" fo:background-color="transparent" style:font-weight-asian="bold" style:font-weight-complex="bold"/>
    </style:style>
    <style:style style:name="P40" style:family="paragraph" style:parent-style-name="Standard">
      <style:paragraph-properties fo:break-before="page"/>
      <style:text-properties officeooo:rsid="00158cd6" officeooo:paragraph-rsid="00158cd6"/>
    </style:style>
    <style:style style:name="T1" style:family="text">
      <style:text-properties officeooo:rsid="00169e0d"/>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732aa"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7e0fa"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86fca"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93d96"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dc77a"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officeooo:rsid="0017e0fa"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officeooo:rsid="00193d96" style:text-blinking="false" fo:background-color="transparent" loext:char-shading-value="0"/>
    </style:style>
    <style:style style:name="T12" style:family="text">
      <style:text-properties fo:font-variant="normal" fo:text-transform="none" fo:color="#000000" style:text-line-through-style="none" style:text-line-through-type="none" style:font-name="Ubuntu" fo:font-size="11pt" fo:font-style="normal" style:text-underline-style="none" fo:font-weight="normal"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Ubuntu" fo:font-size="11pt" fo:font-style="normal" style:text-underline-style="none" fo:font-weight="normal" officeooo:rsid="0017e0fa"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Ubuntu" fo:font-size="11pt" fo:font-style="normal" style:text-underline-style="none" fo:font-weight="normal" officeooo:rsid="00193d96"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Ubuntu" fo:font-size="11pt" fo:font-style="normal" style:text-underline-style="none" fo:font-weight="normal" style:text-blinking="false" fo:background-color="transparent" loext:char-shading-value="0" style:font-name-asian="Noto Sans CJK SC Regular" style:font-weight-asian="normal" style:font-name-complex="Lohit Devanagari" style:font-weight-complex="normal"/>
    </style:style>
    <style:style style:name="T16" style:family="text">
      <style:text-properties fo:font-variant="normal" fo:text-transform="none" fo:color="#000000" style:text-line-through-style="none" style:text-line-through-type="none" style:font-name="Ubuntu" fo:font-size="11pt" fo:font-style="normal" style:text-underline-style="none" style:text-blinking="false" fo:background-color="transparent" loext:char-shading-value="0"/>
    </style:style>
    <style:style style:name="T17" style:family="text">
      <style:text-properties officeooo:rsid="001baee9"/>
    </style:style>
    <style:style style:name="T18" style:family="text">
      <style:text-properties fo:font-weight="normal" style:font-weight-asian="normal" style:font-weight-complex="normal"/>
    </style:style>
    <style:style style:name="T19" style:family="text">
      <style:text-properties fo:font-weight="normal" officeooo:rsid="001baee9" style:font-weight-asian="normal" style:font-weight-complex="normal"/>
    </style:style>
    <style:style style:name="T20" style:family="text">
      <style:text-properties fo:font-weight="normal" officeooo:rsid="00225fd0" style:font-weight-asian="normal" style:font-weight-complex="normal"/>
    </style:style>
    <style:style style:name="T21" style:family="text">
      <style:text-properties fo:font-weight="normal" officeooo:rsid="002417d4" style:font-weight-asian="normal" style:font-weight-complex="normal"/>
    </style:style>
    <style:style style:name="T22" style:family="text">
      <style:text-properties fo:font-weight="normal" officeooo:rsid="00250583" style:font-weight-asian="normal" style:font-weight-complex="normal"/>
    </style:style>
    <style:style style:name="T23" style:family="text">
      <style:text-properties fo:font-weight="normal" officeooo:rsid="0028a70f" style:font-weight-asian="normal" style:font-weight-complex="normal"/>
    </style:style>
    <style:style style:name="T24" style:family="text">
      <style:text-properties fo:font-weight="normal" officeooo:rsid="0028b746" style:font-weight-asian="normal" style:font-weight-complex="normal"/>
    </style:style>
    <style:style style:name="T25" style:family="text">
      <style:text-properties fo:font-weight="normal" officeooo:rsid="00334f82" style:font-weight-asian="normal" style:font-weight-complex="normal"/>
    </style:style>
    <style:style style:name="T26" style:family="text">
      <style:text-properties fo:font-weight="normal" officeooo:rsid="0034d8dc" style:font-weight-asian="normal" style:font-weight-complex="normal"/>
    </style:style>
    <style:style style:name="T27" style:family="text">
      <style:text-properties fo:font-weight="normal" officeooo:rsid="00355523" style:font-weight-asian="normal" style:font-weight-complex="normal"/>
    </style:style>
    <style:style style:name="T28" style:family="text">
      <style:text-properties officeooo:rsid="00321698"/>
    </style:style>
    <style:style style:name="T29" style:family="text">
      <style:text-properties officeooo:rsid="0032667b"/>
    </style:style>
    <style:style style:name="T30" style:family="text">
      <style:text-properties officeooo:rsid="00334f82"/>
    </style:style>
    <style:style style:name="T31" style:family="text">
      <style:text-properties officeooo:rsid="0034d8dc"/>
    </style:style>
    <style:style style:name="T32" style:family="text">
      <style:text-properties officeooo:rsid="0028a70f"/>
    </style:style>
    <style:style style:name="T33" style:family="text">
      <style:text-properties officeooo:rsid="002417d4"/>
    </style:style>
    <style:style style:name="T34" style:family="text">
      <style:text-properties officeooo:rsid="00250583"/>
    </style:style>
    <style:style style:name="T3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atula</text:p>
      <text:p text:style-name="P1"/>
      <text:p text:style-name="P1">https://github.com/lituarte/Datos-TP1.git</text:p>
      <text:p text:style-name="P40"><text:span text:style-name="T35">1. Introducción</text:span></text:p>
      <text:p text:style-name="P1"/>
      <text:p text:style-name="P1"><text:tab/>Este informe se realiza analizar los datos de un conjunto de eventos de web analytics, o bien eventos que realizan los usuarios sobre el sitio web, de usuarios que visitaron el sitio web de Trocafone <text:a xlink:type="simple" xlink:href="http://www.trocafone.com/" text:style-name="Internet_20_link" text:visited-style-name="Visited_20_Internet_20_Link">www.trocafone.com</text:a> . Con el fin de acotar el alcance de la actividad, se trabajó sobre un conjunto reducido de eventos de web analytics que dispone Trocafone para una cantidad de usuarios representativa que visitaron el sitio web.</text:p>
      <text:p text:style-name="P1"><text:tab/></text:p>
      <text:p text:style-name="P2"><text:tab/>Trocafone es un Side to side marketplace para la compra y venta de dispositivos electrónicos que se encuentra operando en Argentina y Brasil. <text:span text:style-name="T1">Algunas de las actividades de la empresa son:</text:span></text:p>
      <text:p text:style-name="P2"/>
      <text:list xml:id="list3576295452" text:style-name="L1">
        <text:list-item>
          <text:p text:style-name="P23">Implementación de plataformas Trade-in, conocidas como Plan Canje en Argentina</text:p>
        </text:list-item>
        <text:list-item>
          <text:p text:style-name="P23">Logistica directa y reversa</text:p>
        </text:list-item>
        <text:list-item>
          <text:p text:style-name="P23">Reparación y recertificación de dispositivos, conocido como Refurbishing</text:p>
        </text:list-item>
        <text:list-item>
          <text:p text:style-name="P23">Venta de productos recertificados</text:p>
        </text:list-item>
      </text:list>
      <text:p text:style-name="P3"/>
      <text:p text:style-name="P4"><text:span text:style-name="T1"><text:tab/>En una primera instancia, el set de datos est</text:span><text:bookmark text:name="docs-internal-guid-4d10fd7f-7fff-86ce-99cc-0a4eaadf45f5"/><text:span text:style-name="T2">á </text:span><text:span text:style-name="T3">compuesto por filas que contienen los siguientes campos:</text:span></text:p>
      <text:p text:style-name="P17"/>
      <text:list xml:id="list968662935" text:style-name="L2">
        <text:list-item>
          <text:p text:style-name="P24"><text:span text:style-name="T9">timestamp </text:span><text:span text:style-name="T4">: Fecha y hora del suceso. Debe tenerse en cuenta si se usa la hora Argentina o Brasile</text:span><text:span text:style-name="T12">ñ</text:span><text:span text:style-name="T4">a (ART o BRT, respectivamente).</text:span></text:p>
        </text:list-item>
        <text:list-item>
          <text:p text:style-name="P24"><text:span text:style-name="T9">event </text:span><text:span text:style-name="T4">: Tipo de evento.</text:span></text:p>
        </text:list-item>
        <text:list-item>
          <text:p text:style-name="P24"><text:span text:style-name="T9">Person </text:span><text:span text:style-name="T4">: Identificador de cliente que realiz</text:span><text:span text:style-name="T15">ó el evento,</text:span></text:p>
        </text:list-item>
        <text:list-item>
          <text:p text:style-name="P24"><text:span text:style-name="T9">url </text:span><text:span text:style-name="T4">: Url visitada por el usuario.</text:span></text:p>
        </text:list-item>
        <text:list-item>
          <text:p text:style-name="P24"><text:span text:style-name="T9">Sku </text:span><text:span text:style-name="T4">: Identificador de producto relacionado al evento.</text:span></text:p>
        </text:list-item>
        <text:list-item>
          <text:p text:style-name="P24"><text:span text:style-name="T9">Model </text:span><text:span text:style-name="T4">: </text:span><text:span text:style-name="T5">Nombre descriptivo del producto, incluye marca y modelo.</text:span></text:p>
        </text:list-item>
        <text:list-item>
          <text:p text:style-name="P24"><text:span text:style-name="T9">Condition </text:span><text:span text:style-name="T4">: </text:span><text:span text:style-name="T5">Condici</text:span><text:span text:style-name="T13">ó</text:span><text:span text:style-name="T5">n de venta del producto.</text:span></text:p>
        </text:list-item>
        <text:list-item>
          <text:p text:style-name="P24"><text:span text:style-name="T9">Storage </text:span><text:span text:style-name="T4">: </text:span><text:span text:style-name="T5">Cantidad de almacenamiento del producto.</text:span></text:p>
        </text:list-item>
        <text:list-item>
          <text:p text:style-name="P24"><text:span text:style-name="T9">Color </text:span><text:span text:style-name="T4">: </text:span><text:span text:style-name="T5">Color del producto.</text:span></text:p>
        </text:list-item>
        <text:list-item>
          <text:p text:style-name="P24"><text:span text:style-name="T9">Skus </text:span><text:span text:style-name="T4">: </text:span><text:span text:style-name="T5">Identificadores de productos visualizados en el evento.</text:span></text:p>
        </text:list-item>
        <text:list-item>
          <text:p text:style-name="P24"><text:span text:style-name="T9">search_term </text:span><text:span text:style-name="T4">: </text:span><text:span text:style-name="T5">T</text:span><text:span text:style-name="T13">é</text:span><text:span text:style-name="T5">rminos de b</text:span><text:span text:style-name="T13">úsqueda utilizados en el evento.</text:span></text:p>
        </text:list-item>
        <text:list-item>
          <text:p text:style-name="P25"><text:span text:style-name="T16">Staticpage </text:span><text:span text:style-name="T12">: Identificador de página estática visitada.</text:span></text:p>
        </text:list-item>
        <text:list-item>
          <text:p text:style-name="P24"><text:span text:style-name="T9">campaign_source </text:span><text:span text:style-name="T4">: </text:span><text:span text:style-name="T5">Origen de campa</text:span><text:span text:style-name="T13">ñ</text:span><text:span text:style-name="T5">a, si es originado por una campa</text:span><text:span text:style-name="T13">ñ</text:span><text:span text:style-name="T5">a de marketing.</text:span></text:p>
        </text:list-item>
        <text:list-item>
          <text:p text:style-name="P25"><text:span text:style-name="T10">s</text:span><text:span text:style-name="T9">earch_engine </text:span><text:span text:style-name="T4">: </text:span><text:span text:style-name="T6">Motor de b</text:span><text:span text:style-name="T14">ú</text:span><text:span text:style-name="T7">squeda de donde se origina el evento.</text:span></text:p>
        </text:list-item>
        <text:list-item>
          <text:p text:style-name="P24"><text:span text:style-name="T9">channel </text:span><text:span text:style-name="T4">: <text:s/></text:span><text:span text:style-name="T7">Tipo de canal desde donde se origina el evento.</text:span></text:p>
        </text:list-item>
        <text:list-item>
          <text:p text:style-name="P24"><text:span text:style-name="T9">new_vs_returning </text:span><text:span text:style-name="T4">: </text:span><text:span text:style-name="T7">Indicador de si el evento fue generado por un nuevo usuario (New) o el usuario visit</text:span><text:span text:style-name="T14">ó</text:span><text:span text:style-name="T7"> previamente el sitio (Returning) seg</text:span><text:span text:style-name="T14">ú</text:span><text:span text:style-name="T7">n el motor de analytics.</text:span></text:p>
        </text:list-item>
        <text:list-item>
          <text:p text:style-name="P24"><text:span text:style-name="T9">City </text:span><text:span text:style-name="T4">: </text:span><text:span text:style-name="T7">Ciudad desde donde se origina el evento.</text:span></text:p>
        </text:list-item>
        <text:list-item>
          <text:p text:style-name="P24"><text:span text:style-name="T9">region </text:span><text:span text:style-name="T4">: </text:span><text:span text:style-name="T7">Regi</text:span><text:span text:style-name="T14">ó</text:span><text:span text:style-name="T7">n desde donde se origina el evento.</text:span></text:p>
        </text:list-item>
        <text:list-item>
          <text:p text:style-name="P24"><text:span text:style-name="T9">country </text:span><text:span text:style-name="T4">: </text:span><text:span text:style-name="T7">Pa</text:span><text:span text:style-name="T14">í</text:span><text:span text:style-name="T7">s desde donde se origina el evento.</text:span></text:p>
        </text:list-item>
        <text:list-item>
          <text:p text:style-name="P24"><text:span text:style-name="T9">device_type </text:span><text:span text:style-name="T4">: </text:span><text:span text:style-name="T7">Tipo de dispositivo desde donde se genera el evento.</text:span></text:p>
        </text:list-item>
        <text:list-item>
          <text:p text:style-name="P24"><text:span text:style-name="T9">screen_resolution </text:span><text:span text:style-name="T4">: </text:span><text:span text:style-name="T7">Resoluci</text:span><text:span text:style-name="T14">ó</text:span><text:span text:style-name="T7">n de pantalla utilizada en el dispositivo desde donde se origina el evento.</text:span></text:p>
        </text:list-item>
        <text:list-item>
          <text:p text:style-name="P24"><text:span text:style-name="T9">operating_system_version </text:span><text:span text:style-name="T4">: </text:span><text:span text:style-name="T7">Version del sistema operativo desde donde se origina el evento.</text:span></text:p>
        </text:list-item>
        <text:list-item>
          <text:p text:style-name="P24"><text:span text:style-name="T9">browser_version </text:span><text:span text:style-name="T4">: </text:span><text:span text:style-name="T7">Version del navegador utilizado en el evento.</text:span></text:p>
        </text:list-item>
        <text:list-item>
          <text:p text:style-name="P26"><text:span text:style-name="T11">M</text:span><text:span text:style-name="T9">odel_marca </text:span><text:span text:style-name="T4">: Marca de los dispositivos en el catálogo</text:span></text:p>
        </text:list-item>
        <text:list-item>
          <text:p text:style-name="P26"><text:span text:style-name="T9">Model_tipo : </text:span><text:span text:style-name="T4">Tipo de los dispositivos en el catálogo,</text:span></text:p>
        </text:list-item>
        <text:list-item>
          <text:p text:style-name="P26"><text:span text:style-name="T9">Model_subtipo : </text:span><text:span text:style-name="T4">Subtipo de los dispositivos en el catálogo.</text:span></text:p>
        </text:list-item>
      </text:list>
      <text:p text:style-name="P8"/>
      <text:p text:style-name="P6"><text:span text:style-name="T9"/></text:p>
      <text:p text:style-name="P7"/>
      <text:p text:style-name="P5"><text:span text:style-name="T7">A</text:span><text:span text:style-name="T4">dem</text:span><text:span text:style-name="T12">á</text:span><text:span text:style-name="T4">s, se encuentran los siguientes tipos de eventos disponibles:</text:span></text:p>
      <text:list xml:id="list2734121275" text:style-name="L3">
        <text:list-item>
          <text:p text:style-name="P27">“viewed product” <text:span text:style-name="T18">: </text:span><text:span text:style-name="T19">El usuario visita una página de producto.</text:span></text:p>
        </text:list-item>
        <text:list-item>
          <text:p text:style-name="P27">“<text:span text:style-name="T17">brand listing” </text:span><text:span text:style-name="T19">: El usuario visita un listado específico de una marca viendo un conjunto de productos.</text:span></text:p>
        </text:list-item>
        <text:list-item>
          <text:p text:style-name="P27">“<text:span text:style-name="T17">visited site” </text:span><text:span text:style-name="T19"><text:s/>: El usuario ingresa al sitio mediante una determinada url.</text:span></text:p>
        </text:list-item>
        <text:list-item>
          <text:p text:style-name="P27"><text:soft-page-break/>“<text:span text:style-name="T17">ad campaign hit” </text:span><text:span text:style-name="T19">: El usuario ingresa al sitio mediante una campaña de marketing online.</text:span></text:p>
        </text:list-item>
        <text:list-item>
          <text:p text:style-name="P27">“<text:span text:style-name="T17">generic listing” </text:span><text:span text:style-name="T19">: El usuario visita la homepage.</text:span></text:p>
        </text:list-item>
        <text:list-item>
          <text:p text:style-name="P27">“<text:span text:style-name="T17">searched products” </text:span><text:span text:style-name="T19">: El usuario realiza una búsqueda de productos en la interfaz de búsqueda del sitio.</text:span><text:span text:style-name="T17"> </text:span></text:p>
        </text:list-item>
        <text:list-item>
          <text:p text:style-name="P27">“<text:span text:style-name="T17">search engine hit” </text:span><text:span text:style-name="T19">: El usuario ingresa al sitio mediante un motor de búsqueda web.</text:span></text:p>
        </text:list-item>
        <text:list-item>
          <text:p text:style-name="P27">“<text:span text:style-name="T17">checkout” </text:span><text:span text:style-name="T19">: <text:s/>El usuario ingresa al checkout de compra de un producto.</text:span></text:p>
        </text:list-item>
        <text:list-item>
          <text:p text:style-name="P27">“<text:span text:style-name="T17">staticpage”</text:span><text:span text:style-name="T19"> : El usuario visita una página.</text:span></text:p>
        </text:list-item>
        <text:list-item>
          <text:p text:style-name="P27">“<text:span text:style-name="T17">conversion” </text:span><text:span text:style-name="T19">: El usuario realiza una conversón, comprando un producto.</text:span></text:p>
        </text:list-item>
        <text:list-item>
          <text:p text:style-name="P27">“<text:span text:style-name="T17">lead” </text:span><text:span text:style-name="T19">: El usuario se registra para recibir una notificación de disponibilidad de stock, para un producto que no se encontraba disponible en ese momento.</text:span></text:p>
        </text:list-item>
      </text:list>
      <text:p text:style-name="P9"/>
      <text:p text:style-name="P36"/>
      <text:p text:style-name="P37"><text:tab/>Una observación que debe mencionarse es que el set de datos contempla eventos desde Enero hasta Junio, solo que este ultimo mes contiene datos hasta el día 15. Para los meses restantes, el conjunto contiene datos para todos los días</text:p>
      <text:p text:style-name="P39">2. Origen y distribución de visitas al sitio</text:p>
      <text:p text:style-name="P34"/>
      <text:p text:style-name="P19"><text:span text:style-name="T17">2.1 Origen de los eventos</text:span></text:p>
      <text:p text:style-name="P10"/>
      <text:p text:style-name="P10"><text:tab/>En esta sección se analizan aspectos acerca de los accesos al sitio. Uno de los primeros en ser tenido en cuenta es su origen,se analiza de donde provienen los eventos. <text:s/>Al filtrar en el set de datos por país de origen, la mayor parte de los accesos al sitio provienen de Brasil, donde es originario el sitio.</text:p>
      <text:p text:style-name="P10"/>
      <text:p text:style-name="P21">2.2 Tráfico del sitio.</text:p>
      <text:p text:style-name="P31"><text:span text:style-name="T20"><text:tab/></text:span></text:p>
      <text:p text:style-name="P31"><text:span text:style-name="T20"><text:tab/>El segundo aspecto a tener en cuenta es la distribución de los accesos en función del tiempo. Para analizar esto se decidió agrupar en intervalos de tiempos mensuales, es decir se filtró el set de datos según el campo </text:span><text:span text:style-name="T21">Timestamp. Luego se opera sobre el valor de este campo para extraer el mes de la ocurrencia. </text:span></text:p>
      <text:p text:style-name="P18"><text:span text:style-name="T21"><text:tab/>Al terminar de filtrar y procesar el set, se puede observar que las visitas van en aumento desde el enero hasta mayo. <text:s/>En el mes de junio las visitas llegan a poco más que la mitad de las ocurridas en el mes de mayo, que en parte es consecuencia de que el set de datos no proporciona visitas al sitio en todos los días del mes de junio., </text:span><text:span text:style-name="T22">sino hasta el 15.</text:span></text:p>
      <text:p text:style-name="P32"/>
      <text:p text:style-name="P21"><text:span text:style-name="T34">2.</text:span>3 <text:span text:style-name="T31">Eficiencia de campañas de marketing</text:span></text:p>
      <text:p text:style-name="P21"><text:span text:style-name="T26"/></text:p>
      <text:p text:style-name="P21"><text:span text:style-name="T26"><text:tab/>Como tercer aspecto se analiza la comparación en los distintos tipos de accesos al sitio, entre acceso directo por url, por motor de búsqueda o campaña de marketing siendo los tipos de eventos asignados para identificarlos “visited site”, “search engine” y “campaign source”, respectivamente.</text:span></text:p>
      <text:p text:style-name="P21"><text:span text:style-name="T26"><text:tab/>Para lograr esto primero se generan 2 particiones del set original, una filtrando por el evento “visited site” y la otra, por “ad campaign hit”. Sobre la partición de visitas se filtra a los usuarios para descartar a aquellos que sean recurrentes. Luego se obtiene la hora de la visita al sitio por ambos medios y comparándolas se puede obtener los usuarios nuevos que fueron atraídos por la campaña.</text:span></text:p>
      <text:p text:style-name="P21"><text:span text:style-name="T26"><text:tab/>Con los datos de los nuevos usuarios traídos por campaña de marketing, podemos obtener en que mes accedieron al sitio y la campaña que lo atrajo. </text:span><text:span text:style-name="T27">A partir de esto, podemos construir gráficos que permitan mostrar cuantos usuarios nuevos generó la campaña por mes y que comparen las distintas campañas sobre el mismo período de tiempo.</text:span></text:p>
      <text:p text:style-name="P22"><text:span text:style-name="T33">3. </text:span>Popularidad</text:p>
      <text:p text:style-name="P12"/>
      <text:p text:style-name="P11"/>
      <text:p text:style-name="P20">3.1 <text:span text:style-name="T32">Productos más buscados.</text:span></text:p>
      <text:p text:style-name="P12"><text:tab/></text:p>
      <text:p text:style-name="P20"><text:span text:style-name="T23"><text:tab/>Aquí se procedió filtrando el set según el campo event, más específicamente “searched products” que es el tipo de evento con el que se reconoce el acceso al sitio como una búsqueda. De este proceso surge que algunas de las palabras más buscadas (no necesariamente son modelos disponibles) son Iphone, Samsung, Plus, Galaxy, Moto </text:span><text:span text:style-name="T24">y 6S.</text:span></text:p>
      <text:p text:style-name="P11"/>
      <text:p text:style-name="P20">3.2 <text:span text:style-name="T32">Productos más vistos o deseados.</text:span></text:p>
      <text:p text:style-name="P12"/>
      <text:p text:style-name="P20"><text:span text:style-name="T23"><text:tab/></text:span><text:span text:style-name="T24">En este caso, se procedió a buscar cuales son los productos más vistos por los usuarios. A diferencia de los productos más buscados, en esta sección vamos a tener en cuenta la proporción de accesos en los que se compra o no el producto.</text:span></text:p>
      <text:p text:style-name="P13"><text:tab/>Si bien hay diversas causas para que el usuario no compre el producto que esta viendo, es posible que una de ellas sea el fenómeno conocido como ‘window shoppers’ en inglés. Este describe la situación en la que el cliente visita muchos sitios en busca del precio adecuado.</text:p>
      <text:p text:style-name="P13"/>
      <text:p text:style-name="P30">3.3 Productos más solicitados.</text:p>
      <text:p text:style-name="P14"/>
      <text:p text:style-name="P14"><text:tab/>En tercer lugar, se analizó cuales fueron los productos mas solicitados y que la empresa no tenía en stock. Para esto se filtró el set bajo el tipo de evento “lead”, usado para identificar la situación que el usuario se suscribe al sitio para recibir notificaciones cuando haya stock del producto al que se suscribió.</text:p>
      <text:p text:style-name="P14"><text:tab/>Si bien los resultados de los productos más solicitados pueden cambiar de mes a mes, es posible intentar estimar la demanda de productos con esta información.</text:p>
      <text:p text:style-name="P38">4. Ventas</text:p>
      <text:p text:style-name="P15"/>
      <text:p text:style-name="P29">4.1 Calidad de los productos.</text:p>
      <text:p text:style-name="P15"/>
      <text:p text:style-name="P15"><text:tab/><text:span text:style-name="T29">En esta sección se analizó la calidad de los productos vendidos. Para esto se comienza filtrando en el campo Event por el tipo “conversion”, usado para indicar que la venta se concretó y se cuentan las ocurrencias de cada tipo de calidad.</text:span></text:p>
      <text:p text:style-name="P15"><text:tab/><text:span text:style-name="T29">A partir de los datos obtenidos resaltan que hay pocas ventas para las categorias “Novo” (Nuevo) y “Bom – Sem Touch ID” (Bueno, sin touch ID) sobre las cuales surgieron 3 hipótesis:</text:span></text:p>
      <text:list xml:id="list3029799874" text:style-name="L4">
        <text:list-item>
          <text:p text:style-name="P33">El sitio ofrece una baja cantidad de productos para esas condiciones.</text:p>
        </text:list-item>
        <text:list-item>
          <text:p text:style-name="P33">Los productos en esas condiciones tienen pocas ventas.</text:p>
        </text:list-item>
        <text:list-item>
          <text:p text:style-name="P33">Los productos con esas condiciones fueron cargados en categorías equivocadas (La categoría “Bom – Sem touch ID” puede ser un subtipo de “Bom”, como ejemplo)</text:p>
        </text:list-item>
      </text:list>
      <text:p text:style-name="P16"/>
      <text:p text:style-name="P16"><text:tab/>Dado que no hay suficientes datos en el set para confirmar las hipótesis 1 y 2, las descartamos y por lo tanto usamos la 3 como válida. Como consecuencia, no se tendrán en cuenta las categorías “Novo” ni “Bem – Sem touch ID”.</text:p>
      <text:p text:style-name="P16"/>
      <text:p text:style-name="P16"><text:tab/><text:span text:style-name="T30">Para las categorías restantes, se obtiene el porcentaje de ventas que estas representan. Al obtenerse, a menor “calidad” del producto las ventas son mayores. Hay varias causas como, por ejemplo, que los usuarios prefieran comprar un producto nuevo antes que uno usado con calidad “Excelente”. Otro ejemplo puede ser que considerando que el sitio es una plataforma para la venta de dispositivos usados o refaccionados, los usuarios están dispuestos a que la calidad sea menor a cambio de un mejor precio.</text:span></text:p>
      <text:p text:style-name="P15"/>
      <text:p text:style-name="P29">4.2 Ventas sin concretar.</text:p>
      <text:p text:style-name="P15"><text:tab/></text:p>
      <text:p text:style-name="P15"><text:tab/>Aquí veremos la comparación entre las posibles ventas y aquellas que se concretaron para un determinado producto. Para esto filtramos el set en dos partes, una filtrada con eventos tipo “checkout” y otra, con “conversion”. Checkout se utiliza cuando un usuario accede al carro de compras y Conversion cuando la compra se concreta. <text:span text:style-name="T28">Una vez obtenidas las 2 particiones, agrupamos la cantidad de checkouts y conversion por producto o por modelo, según se prefi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19:23:22.342250106</meta:creation-date>
    <dc:date>2018-09-23T03:18:58.169793045</dc:date>
    <meta:editing-duration>PT2H4M57S</meta:editing-duration>
    <meta:editing-cycles>21</meta:editing-cycles>
    <meta:generator>LibreOffice/6.0.3.2$Linux_X86_64 LibreOffice_project/00m0$Build-2</meta:generator>
    <meta:document-statistic meta:table-count="0" meta:image-count="0" meta:object-count="0" meta:page-count="6" meta:paragraph-count="83" meta:word-count="1606" meta:character-count="9431" meta:non-whitespace-character-count="7914"/>
  </office:meta>
</office:document-meta>
</file>